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5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8cm"/>
    </style:style>
    <style:style style:name="Table1.B" style:family="table-column">
      <style:table-column-properties style:column-width="1.667cm"/>
    </style:style>
    <style:style style:name="Table1.C" style:family="table-column">
      <style:table-column-properties style:column-width="13.732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714cm"/>
    </style:style>
    <style:style style:name="Table1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47cm"/>
    </style:style>
    <style:style style:name="Table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0.344cm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25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5cm"/>
    </style:style>
    <style:style style:name="Table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579cm" table:align="left"/>
    </style:style>
    <style:style style:name="Table2.A" style:family="table-column">
      <style:table-column-properties style:column-width="2.461cm"/>
    </style:style>
    <style:style style:name="Table2.B" style:family="table-column">
      <style:table-column-properties style:column-width="6.535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9.472cm"/>
    </style:style>
    <style:style style:name="Table2.1" style:family="table-row">
      <style:table-row-properties style:min-row-height="0.714cm"/>
    </style:style>
    <style:style style:name="Table2.A1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981cm" style:rel-column-width="16673*"/>
    </style:style>
    <style:style style:name="Tabla3.B" style:family="table-column">
      <style:table-column-properties style:column-width="14.598cm" style:rel-column-width="48862*"/>
    </style:style>
    <style:style style:name="Tabla3.1" style:family="table-row">
      <style:table-row-properties style:min-row-height="0.714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3.2" style:family="table-row">
      <style:table-row-properties style:min-row-height="0.714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14cm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915cm" style:rel-column-width="3064*"/>
    </style:style>
    <style:style style:name="Table3.B" style:family="table-column">
      <style:table-column-properties style:column-width="1.441cm" style:rel-column-width="4823*"/>
    </style:style>
    <style:style style:name="Table3.C" style:family="table-column">
      <style:table-column-properties style:column-width="10.437cm" style:rel-column-width="34934*"/>
    </style:style>
    <style:style style:name="Table3.D" style:family="table-column">
      <style:table-column-properties style:column-width="6.786cm" style:rel-column-width="22714*"/>
    </style:style>
    <style:style style:name="Table3.1" style:family="table-row">
      <style:table-row-properties style:min-row-height="0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97cm" fo:border="0.05pt solid #000000"/>
    </style:style>
    <style:style style:name="Table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915cm" style:rel-column-width="3064*"/>
    </style:style>
    <style:style style:name="Table4.B" style:family="table-column">
      <style:table-column-properties style:column-width="1.441cm" style:rel-column-width="4823*"/>
    </style:style>
    <style:style style:name="Table4.C" style:family="table-column">
      <style:table-column-properties style:column-width="10.437cm" style:rel-column-width="34934*"/>
    </style:style>
    <style:style style:name="Table4.D" style:family="table-column">
      <style:table-column-properties style:column-width="6.786cm" style:rel-column-width="22714*"/>
    </style:style>
    <style:style style:name="Table4.1" style:family="table-row">
      <style:table-row-properties style:min-row-height="1.499cm"/>
    </style:style>
    <style:style style:name="Table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915cm" style:rel-column-width="3064*"/>
    </style:style>
    <style:style style:name="Table5.B" style:family="table-column">
      <style:table-column-properties style:column-width="1.441cm" style:rel-column-width="4823*"/>
    </style:style>
    <style:style style:name="Table5.C" style:family="table-column">
      <style:table-column-properties style:column-width="10.437cm" style:rel-column-width="34934*"/>
    </style:style>
    <style:style style:name="Table5.D" style:family="table-column">
      <style:table-column-properties style:column-width="6.786cm" style:rel-column-width="22714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6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915cm" style:rel-column-width="3064*"/>
    </style:style>
    <style:style style:name="Table6.B" style:family="table-column">
      <style:table-column-properties style:column-width="1.441cm" style:rel-column-width="4823*"/>
    </style:style>
    <style:style style:name="Table6.C" style:family="table-column">
      <style:table-column-properties style:column-width="10.437cm" style:rel-column-width="34934*"/>
    </style:style>
    <style:style style:name="Table6.D" style:family="table-column">
      <style:table-column-properties style:column-width="6.786cm" style:rel-column-width="22714*"/>
    </style:style>
    <style:style style:name="Table6.1" style:family="table-row">
      <style:table-row-properties style:min-row-height="1.499cm"/>
    </style:style>
    <style:style style:name="Table6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59cm" table:align="margins"/>
    </style:style>
    <style:style style:name="Table8.A" style:family="table-column">
      <style:table-column-properties style:column-width="1.219cm" style:rel-column-width="4077*"/>
    </style:style>
    <style:style style:name="Table8.B" style:family="table-column">
      <style:table-column-properties style:column-width="1.27cm" style:rel-column-width="4248*"/>
    </style:style>
    <style:style style:name="Table8.C" style:family="table-column">
      <style:table-column-properties style:column-width="10.305cm" style:rel-column-width="34472*"/>
    </style:style>
    <style:style style:name="Table8.D" style:family="table-column">
      <style:table-column-properties style:column-width="6.796cm" style:rel-column-width="22738*"/>
    </style:style>
    <style:style style:name="Table8.1" style:family="table-row">
      <style:table-row-properties style:min-row-height="0.49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3" style:family="table-row">
      <style:table-row-properties style:min-row-height="1.499cm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19.524cm" style:rel-column-width="65535*"/>
    </style:style>
    <style:style style:name="Table9.1" style:family="table-row">
      <style:table-row-properties style:min-row-height="0.714cm"/>
    </style:style>
    <style:style style:name="Table9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e13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903cm" style:rel-column-width="3031*"/>
    </style:style>
    <style:style style:name="Table13.B" style:family="table-column">
      <style:table-column-properties style:column-width="3.496cm" style:rel-column-width="11734*"/>
    </style:style>
    <style:style style:name="Table13.C" style:family="table-column">
      <style:table-column-properties style:column-width="1.887cm" style:rel-column-width="6335*"/>
    </style:style>
    <style:style style:name="Table13.D" style:family="table-column">
      <style:table-column-properties style:column-width="8.195cm" style:rel-column-width="27507*"/>
    </style:style>
    <style:style style:name="Table13.E" style:family="table-column">
      <style:table-column-properties style:column-width="5.043cm" style:rel-column-width="16928*"/>
    </style:style>
    <style:style style:name="Table13.1" style:family="table-row">
      <style:table-row-properties style:min-row-height="0.714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0.5pt" fo:font-style="normal" fo:text-shadow="none" style:text-underline-style="none" fo:font-weight="bold" officeooo:paragraph-rsid="0018d27a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rsid="00333a97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italic" fo:text-shadow="none" style:text-underline-style="none" fo:font-weight="bold" officeooo:paragraph-rsid="001f0abf" style:font-name-asian="Arial1" style:font-size-asian="8pt" style:font-style-asian="italic" style:font-weight-asian="bold" style:font-name-complex="Arial1" style:font-size-complex="8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1f0abf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6pt" fo:font-style="normal" fo:text-shadow="none" style:text-underline-style="none" fo:font-weight="bold" style:font-name-asian="Arial1" style:font-size-asian="6pt" style:font-style-asian="normal" style:font-weight-asian="bold" style:font-name-complex="Arial1" style:font-size-complex="6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6pt" fo:font-style="normal" fo:text-shadow="none" style:text-underline-style="none" fo:font-weight="bold" style:font-name-asian="Arial1" style:font-size-asian="6pt" style:font-style-asian="normal" style:font-weight-asian="bold" style:font-name-complex="Arial1" style:font-size-complex="6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8.5pt" fo:font-style="italic" fo:text-shadow="none" style:text-underline-style="none" fo:font-weight="bold" style:font-name-asian="Arial1" style:font-size-asian="8.5pt" style:font-style-asian="italic" style:font-weight-asian="bold" style:font-name-complex="Arial1" style:font-size-complex="8.5pt" style:font-style-complex="italic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8.5pt" fo:font-style="italic" fo:text-shadow="none" style:text-underline-style="none" fo:font-weight="normal" style:font-name-asian="Arial1" style:font-size-asian="8.5pt" style:font-style-asian="italic" style:font-weight-asian="normal" style:font-name-complex="Arial1" style:font-size-complex="8.5pt" style:font-style-complex="italic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2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font-weight="bold" officeooo:paragraph-rsid="0017dc46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italic" fo:font-weight="bold" officeooo:rsid="005b46ca" officeooo:paragraph-rsid="0017dc46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Standard">
      <style:paragraph-properties fo:text-align="start" style:justify-single-word="false" fo:break-before="auto" fo:break-aft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break-before="auto" fo:break-after="auto"/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rsid="00333a97" officeooo:paragraph-rsid="00336023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color="#000000" style:font-name="Calibri" fo:font-size="8pt" style:font-size-asian="8pt" style:font-name-complex="Arial" style:font-size-complex="8pt" text:display="true"/>
    </style:style>
    <style:style style:name="T2" style:family="text">
      <style:text-properties fo:color="#000000" style:font-name="Calibri" fo:font-size="7pt" fo:font-weight="bold" style:font-size-asian="7pt" style:font-weight-asian="bold" style:font-name-complex="Arial" style:font-size-complex="7pt" text:display="true"/>
    </style:style>
    <style:style style:name="T3" style:family="text">
      <style:text-properties fo:color="#000000" style:font-name="Calibri" fo:font-weight="bold" style:font-weight-asian="bold" style:font-name-complex="Arial" text:display="true"/>
    </style:style>
    <style:style style:name="T4" style:family="text">
      <style:text-properties fo:color="#000000" style:font-name="Calibri" style:font-name-complex="Arial" text:display="true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tyle="italic" style:font-style-asian="italic" style:font-style-complex="italic"/>
    </style:style>
    <style:style style:name="T7" style:family="text">
      <style:text-properties style:font-name="Calibri" fo:font-size="8pt" style:font-size-asian="8pt" style:font-name-complex="Arial" style:font-size-complex="8pt" text:display="true"/>
    </style:style>
    <style:style style:name="T8" style:family="text">
      <style:text-properties style:font-name="Calibri" style:font-name-complex="Arial" text:display="tru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5333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<draw:frame text:anchor-type="char" draw:z-index="0" draw:name="Picture 41" draw:style-name="gr1" draw:text-style-name="P25" svg:width="5.407cm" svg:height="3.527cm" svg:x="0.081cm" svg:y="0.152cm"><draw:image xlink:href="Pictures/20000009000047A1000049482F0CE9AD30EA6E9A.wmf" xlink:type="simple" xlink:show="embed" xlink:actuate="onLoad"><text:p/></draw:image></draw:frame></text:p>
          </table:table-cell>
          <table:covered-table-cell/>
          <table:table-cell table:style-name="Table1.C1" office:value-type="string">
            <text:p text:style-name="P16">PARQUE DE LA SALUD DE LA PROVINCIA DE MISIONES DR. RAMON MADARIAGA LEY XVII Nº 70</text:p>
            <text:p text:style-name="P14">DIRECCION: Av. Marconi N° 3736</text:p>
            <text:p text:style-name="P14">Tel: (0376) 4443700-Int. 2404</text:p>
            <text:p text:style-name="P14">(3300) Posadas – Misiones</text:p>
            <text:p text:style-name="P14">CUIT: 30-71222430-0</text:p>
            <text:p text:style-name="P15">EMAIL: compras@hospitalmadariaga.org</text:p>
          </table:table-cell>
        </table:table-row>
        <table:table-row table:style-name="Table1.2">
          <table:table-cell table:style-name="Table1.A2" table:number-columns-spanned="3" office:value-type="string">
            <text:p text:style-name="P5">DATOS ORDEN DE PROVISION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EXPEDIENTE <text:span text:style-name="T6">N°</text:span></text:p>
          </table:table-cell>
          <table:table-cell table:style-name="Table1.B3" table:number-columns-spanned="2" office:value-type="string">
            <text:p text:style-name="P6"><text:text-input text:description="">$expediente</text:text-input>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P17">ORDEN PROVISION N°</text:p>
          </table:table-cell>
          <table:table-cell table:style-name="Table1.B5" table:number-columns-spanned="2" office:value-type="string">
            <text:p text:style-name="P17"><text:text-input text:description="">$numeroOP</text:text-input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17">FECHA</text:p>
          </table:table-cell>
          <table:table-cell table:style-name="Table1.B5" table:number-columns-spanned="2" office:value-type="string">
            <text:p text:style-name="P17"><text:text-input text:description="">$fechaOP</text:text-input></text:p>
          </table:table-cell>
          <table:covered-table-cell/>
        </table:table-row>
        <table:table-row table:style-name="Table1.6">
          <table:table-cell table:style-name="Table1.A6" table:number-columns-spanned="3" office:value-type="string">
            <text:p text:style-name="P4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DATOS DEL PROVEEDOR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6">EMPRESA</text:p>
          </table:table-cell>
          <table:table-cell table:style-name="Table2.B6" table:number-columns-spanned="3" office:value-type="string">
            <text:p text:style-name="P18"><text:text-input text:description="">$proveedorNombre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6">C.U.I.T. N°</text:p>
          </table:table-cell>
          <table:table-cell table:style-name="Table2.B6" table:number-columns-spanned="3" office:value-type="string">
            <text:p text:style-name="P18"><text:text-input text:description="">$proveedorCuit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6">DIRECCION</text:p>
          </table:table-cell>
          <table:table-cell table:style-name="Table2.B6" table:number-columns-spanned="3" office:value-type="string">
            <text:p text:style-name="P18"><text:text-input text:description="">$proveedorDireccion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6">TELEFONO</text:p>
          </table:table-cell>
          <table:table-cell table:style-name="Table2.B5" office:value-type="string">
            <text:p text:style-name="P18"><text:text-input text:description="">$proveedorTelefono</text:text-input></text:p>
          </table:table-cell>
          <table:table-cell table:style-name="Table2.C5" office:value-type="string">
            <text:p text:style-name="P18">FAX</text:p>
          </table:table-cell>
          <table:table-cell table:style-name="Table2.D5" office:value-type="string">
            <text:p text:style-name="P18"><text:text-input text:description="">$proveedorFax</text:text-input></text:p>
          </table:table-cell>
        </table:table-row>
        <table:table-row>
          <table:table-cell table:style-name="Table2.A6" office:value-type="string">
            <text:p text:style-name="P6">E-MAIL</text:p>
          </table:table-cell>
          <table:table-cell table:style-name="Table2.B6" table:number-columns-spanned="3" office:value-type="string">
            <text:p text:style-name="P18"><text:text-input text:description="">$proveedorMail</text:text-input></text:p>
          </table:table-cell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5">CONDICIONES DE ENTREGA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6">PLAZO DE ENTREGA</text:p>
          </table:table-cell>
          <table:table-cell table:style-name="Tabla3.B3" office:value-type="string">
            <text:p text:style-name="P18"><text:text-input text:description="">$plazoEntrega</text:text-input></text:p>
          </table:table-cell>
        </table:table-row>
        <table:table-row table:style-name="Tabla3.3">
          <table:table-cell table:style-name="Tabla3.A3" office:value-type="string">
            <text:p text:style-name="P6">LUGAR DE ENTREGA</text:p>
          </table:table-cell>
          <table:table-cell table:style-name="Tabla3.B3" office:value-type="string">
            <text:p text:style-name="P19">DEPOSITO PATRIMON<text:span text:style-name="T10">IO - </text:span><text:span text:style-name="T10"><text:text-input text:description="$direccionEntrega">$direccionEntrega</text:text-input></text:span></text:p>
          </table:table-cell>
        </table:table-row>
      </table:table>
      <text:p text:style-name="Standard"><text:text-input text:description="">#if($menorContadorLineas)</text:text-input><text:text-input text:description="">#set($totalTotal = 0)</text:text-input><text:text-input text:description="">#set($subTotalLinea = 0)</text:text-input><text:span text:style-name="T2"><text:text-input text:description="">#set($contador = 1)</text:text-input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REN</text:p>
          </table:table-cell>
          <table:table-cell table:style-name="Table3.A1" office:value-type="string">
            <text:p text:style-name="P7">CANT</text:p>
          </table:table-cell>
          <table:table-cell table:style-name="Table3.A1" office:value-type="string">
            <text:p text:style-name="P7">DESCRIPCION</text:p>
          </table:table-cell>
          <table:table-cell table:style-name="Table3.D1" office:value-type="string">
            <text:p text:style-name="P9">DESTIN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<text:span text:style-name="T7"><text:text-input text:description="">$contador</text:text-input></text:span><text:span text:style-name="T1"><text:text-input text:description="">#set($contador = $contador + 1)</text:text-input></text:span><text:span text:style-name="T1"><text:text-input text:description="">@before-row#foreach($linea in $contenedorfirtsLineas)</text:text-input></text:span><text:span text:style-name="T1"><text:text-input text:description="">@after-row#end</text:text-input></text:span></text:p>
          </table:table-cell>
          <table:table-cell table:style-name="Table4.A1" office:value-type="string">
            <text:p text:style-name="P7"><text:text-input text:description="$linea.cantidad.toString().replace(&quot;.00&quot;,&quot;&quot;)">$linea.cantidad.toString().replace(".00","")</text:text-input></text:p>
          </table:table-cell>
          <table:table-cell table:style-name="Table4.A1" office:value-type="string">
            <text:p text:style-name="P8"><text:text-input text:description="">$linea.producto.nombre</text:text-input></text:p>
          </table:table-cell>
          <table:table-cell table:style-name="Table4.D1" office:value-type="string">
            <text:p text:style-name="P7"><text:text-input text:description="$linea.departamento.sigla">$linea.departamento.sigla</text:text-input></text:p>
          </table:table-cell>
        </table:table-row>
      </table:table>
      <text:p text:style-name="P23"><text:text-input text:description="#else">#else</text:text-input><text:text-input text:description="">#set($totalTotal = 0)</text:text-input><text:text-input text:description="">#set($subTotalLinea = 0)</text:text-input><text:span text:style-name="T3"><text:text-input text:description="">#set($contador = 1)</text:text-input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">REN</text:p>
          </table:table-cell>
          <table:table-cell table:style-name="Table5.A1" office:value-type="string">
            <text:p text:style-name="P12">CANT</text:p>
          </table:table-cell>
          <table:table-cell table:style-name="Table5.A1" office:value-type="string">
            <text:p text:style-name="P12">DESCRIPCION</text:p>
          </table:table-cell>
          <table:table-cell table:style-name="Table5.D1" office:value-type="string">
            <text:p text:style-name="P12">SERVICIO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"><text:span text:style-name="T8"><text:text-input text:description="">$contador</text:text-input></text:span><text:span text:style-name="T4"><text:text-input text:description="">#set($contador = $contador + 1)</text:text-input></text:span><text:span text:style-name="T4"><text:text-input text:description="">@before-row#foreach($linea in $contenedorfirtsLineas)</text:text-input></text:span><text:span text:style-name="T4"><text:text-input text:description="">@after-row#end</text:text-input></text:span></text:p>
          </table:table-cell>
          <table:table-cell table:style-name="Table6.A1" office:value-type="string">
            <text:p text:style-name="P12"><text:text-input text:description="$linea.cantidad.toString().replace(&quot;.00&quot;,&quot;&quot;)">$linea.cantidad.toString().replace(".00","")</text:text-input></text:p>
          </table:table-cell>
          <table:table-cell table:style-name="Table6.A1" office:value-type="string">
            <text:p text:style-name="P13"><text:text-input text:description="">$linea.producto.nombre</text:text-input></text:p>
          </table:table-cell>
          <table:table-cell table:style-name="Table6.D1" office:value-type="string">
            <text:p text:style-name="P12"><text:text-input text:description="$linea.departamento.sigla">$linea.departamento.sigla</text:text-input></text:p>
          </table:table-cell>
        </table:table-row>
      </table:table>
      <text:p text:style-name="P23"><text:text-input text:description="#set($contador = 12)">#set($contador = 12)</text:text-input><text:text-input text:description="">#set($contaAnexo = 1)</text:text-input><text:text-input text:description="#foreach($x in $cnl)">#foreach($x in $cnl)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7">ANEXO N<text:span text:style-name="T9">° </text:span><text:span text:style-name="T9"><text:text-input text:description="">$contaAnexo</text:text-input></text:span><text:span text:style-name="T9"> </text:span><text:span text:style-name="T9"><text:text-input text:description="">#set($contaAnexo = $contaAnexo + 1)</text:text-input></text:span></text:p>
          </table:table-cell>
          <table:covered-table-cell/>
          <table:table-cell table:style-name="Table8.C1" table:number-columns-spanned="2" office:value-type="string">
            <text:p text:style-name="P6"><text:span text:style-name="T6">ORDEN PROVISION N° </text:span><text:span text:style-name="T6"><text:text-input text:description="">$numeroOP</text:text-input></text:span><text:span text:style-name="T6"> - </text:span><text:span text:style-name="T5">EXPEDIENTE </text:span><text:span text:style-name="T6">N° </text:span><text:span text:style-name="T5"><text:text-input text:description="">$expediente</text:text-input>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7">REN</text:p>
          </table:table-cell>
          <table:table-cell table:style-name="Table8.A1" office:value-type="string">
            <text:p text:style-name="P7">CANT</text:p>
          </table:table-cell>
          <table:table-cell table:style-name="Table8.A1" office:value-type="string">
            <text:p text:style-name="P7">DESCRIPCION</text:p>
          </table:table-cell>
          <table:table-cell table:style-name="Table8.C1" office:value-type="string">
            <text:p text:style-name="P24">DESTINO</text:p>
          </table:table-cell>
        </table:table-row>
        <table:table-row table:style-name="Table8.3">
          <table:table-cell table:style-name="Table8.A3" office:value-type="string">
            <text:p text:style-name="P7"><text:span text:style-name="T1"><text:text-input text:description="">@before-row#foreach($linea in $x)</text:text-input></text:span><text:span text:style-name="T1"><text:text-input text:description="">$contador</text:text-input></text:span><text:span text:style-name="T1"><text:text-input text:description="">#set($contador = $contador + 1)</text:text-input></text:span><text:span text:style-name="T1"><text:text-input text:description="">@after-row#end</text:text-input></text:span></text:p>
          </table:table-cell>
          <table:table-cell table:style-name="Table8.A3" office:value-type="string">
            <text:p text:style-name="P7"><text:text-input text:description="$linea.cantidad.toString().replace(&quot;.00&quot;,&quot;&quot;)">$linea.cantidad.toString().replace(".00","")</text:text-input></text:p>
          </table:table-cell>
          <table:table-cell table:style-name="Table8.A3" office:value-type="string">
            <text:p text:style-name="P8"><text:text-input text:description="">$linea.producto.nombre</text:text-input></text:p>
          </table:table-cell>
          <table:table-cell table:style-name="Table8.D3" office:value-type="string">
            <text:p text:style-name="P7"><text:text-input text:description="$linea.departamento.sigla">$linea.departamento.sigla</text:text-input></text:p>
          </table:table-cell>
        </table:table-row>
        <table:table-row>
          <table:table-cell table:style-name="Table8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D4" office:value-type="string">
            <text:p text:style-name="P2"/>
          </table:table-cell>
        </table:table-row>
      </table:table>
      <text:p text:style-name="Standard"><text:text-input text:description="">#end</text:text-input><text:text-input text:description="">#end</text:text-input></text:p>
      <text:p text:style-name="P20"/>
      <text:p text:style-name="P21"/>
      <text:p text:style-name="P8">OBSERVACIONE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text-input text:description="">$notas</text:text-input></text:p>
          </table:table-cell>
        </table:table-row>
      </table:table>
      <text:p text:style-name="P11"/>
      <text:p text:style-name="P22"><text:text-input text:description="">#if($pacientes.size() &gt; 0)</text:text-input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7">REN</text:p>
          </table:table-cell>
          <table:table-cell table:style-name="Table13.A1" office:value-type="string">
            <text:p text:style-name="P7">PACIENTE</text:p>
          </table:table-cell>
          <table:table-cell table:style-name="Table13.A1" office:value-type="string">
            <text:p text:style-name="P7">CANTIDAD</text:p>
          </table:table-cell>
          <table:table-cell table:style-name="Table13.A1" office:value-type="string">
            <text:p text:style-name="P7">PRODUCTO</text:p>
          </table:table-cell>
          <table:table-cell table:style-name="Table13.E1" office:value-type="string">
            <text:p text:style-name="P7">OBSERVACIONES</text:p>
          </table:table-cell>
        </table:table-row>
        <table:table-row table:style-name="Table13.1">
          <table:table-cell table:style-name="Table13.A2" office:value-type="string">
            <text:p text:style-name="P7"><text:text-input text:description="">@before-row#foreach($l in $pacientes)</text:text-input></text:p>
            <text:p text:style-name="P7"><text:text-input text:description="@after-row#end">@after-row#end</text:text-input></text:p>
            <text:p text:style-name="P7"><text:text-input text:description="">$l.get('nLinea')</text:text-input></text:p>
          </table:table-cell>
          <table:table-cell table:style-name="Table13.A2" office:value-type="string">
            <text:p text:style-name="P7"><text:text-input text:description="">$l.get('nombre')</text:text-input> - ID: <text:text-input text:description="">$l.get('referencia')</text:text-input></text:p>
          </table:table-cell>
          <table:table-cell table:style-name="Table13.A2" office:value-type="string">
            <text:p text:style-name="P7"><text:text-input text:description="">$l.get('cantidad')</text:text-input></text:p>
          </table:table-cell>
          <table:table-cell table:style-name="Table13.A2" office:value-type="string">
            <text:p text:style-name="P7"><text:text-input text:description="">$l.get('producto')</text:text-input></text:p>
          </table:table-cell>
          <table:table-cell table:style-name="Table13.E2" office:value-type="string">
            <text:p text:style-name="P7"><text:text-input text:description="">$l.get('obse')</text:text-input></text:p>
          </table:table-cell>
        </table:table-row>
      </table:table>
      <text:p text:style-name="Standard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21-03-25T09:44:32.464014645</dc:date>
    <meta:editing-duration>P7DT15H25M32S</meta:editing-duration>
    <meta:editing-cycles>415</meta:editing-cycles>
    <meta:generator>LibreOffice/5.1.6.2$Linux_X86_64 LibreOffice_project/10m0$Build-2</meta:generator>
    <meta:document-statistic meta:table-count="10" meta:image-count="0" meta:object-count="0" meta:page-count="2" meta:paragraph-count="78" meta:word-count="319" meta:character-count="1934" meta:non-whitespace-character-count="1830"/>
  </office:meta>
</office:document-meta>
</file>